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6000049FB00002135C217E84B.wmf" manifest:media-type=""/>
  <manifest:file-entry manifest:full-path="Pictures/100002010000012A000001027946CF74.png" manifest:media-type="image/png"/>
  <manifest:file-entry manifest:full-path="Pictures/10000A1300001EC100001AB582C594BE.svg" manifest:media-type="image/svg+xml"/>
  <manifest:file-entry manifest:full-path="Pictures/10000201000000A3000001653FB9EB78.png" manifest:media-type="image/png"/>
  <manifest:file-entry manifest:full-path="Pictures/10000201000001B9000001213FB27A05.png" manifest:media-type="image/png"/>
  <manifest:file-entry manifest:full-path="Pictures/1000020100000071000000715C4778DB.png" manifest:media-type="image/png"/>
  <manifest:file-entry manifest:full-path="Pictures/100016DC00000BB000000BB06293AAE6.svg" manifest:media-type="image/svg+xml"/>
  <manifest:file-entry manifest:full-path="Pictures/10000201000001330000014E98E38E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fo:min-height="1.165cm"/>
    </style:style>
    <style:style style:name="gr4" style:family="graphic" style:parent-style-name="Object_20_with_20_no_20_fill_20_and_20_no_20_line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58cm"/>
    </style:style>
    <style:style style:name="gr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start=""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stroke-dash="Fine_20_Dashed" draw:marker-start="" draw:marker-end="Arrowheads_20_3" draw:fill="none" fo:min-height="1.458cm"/>
    </style:style>
    <style:style style:name="gr10" style:family="graphic" style:parent-style-name="objectwithoutfill">
      <style:graphic-properties draw:stroke="solid" draw:stroke-dash="Fine_20_Dashed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start="Arrow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none" draw:stroke-dash="Fine_20_Dashed" draw:marker-start="Arrow" draw:marker-end="Arrowheads_20_3" draw:fill="none" fo:min-height="0.747cm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stroke-dash="Fine_20_Dashed" draw:marker-start="" draw:marker-end="Arrowheads_20_3" draw:fill="none" fo:min-height="0.713cm"/>
    </style:style>
    <style:style style:name="gr15" style:family="graphic" style:parent-style-name="objectwithoutfill">
      <style:graphic-properties draw:stroke="solid" draw:stroke-dash="Fine_20_Dashed" draw:marker-start="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size-asian="32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601cm" svg:y="0.694cm" presentation:class="title" presentation:user-transformed="true">
          <draw:text-box>
            <text:p>目前开发模式<text:tab/><text:tab/></text:p>
          </draw:text-box>
        </draw:frame>
        <draw:frame draw:style-name="gr1" draw:text-style-name="P1" draw:layer="layout" svg:width="1.447cm" svg:height="1.572cm" draw:transform="skewX (0.000698131700797731) rotate (-0.019373154697137) translate (4.831cm 6cm)">
          <draw:image xlink:href="Pictures/10000201000001330000014E98E38EB4.png" xlink:type="simple" xlink:show="embed" xlink:actuate="onLoad">
            <text:p text:style-name="P1"/>
          </draw:image>
        </draw:frame>
        <draw:frame draw:style-name="gr2" draw:text-style-name="P1" draw:layer="layout" svg:width="1.186cm" svg:height="1.78cm" draw:transform="skewX (-0.0258308729295161) rotate (0.000872664625997165) translate (21.55cm 5.862cm)">
          <draw:image xlink:href="Pictures/10000201000001330000014E98E38EB4.png" xlink:type="simple" xlink:show="embed" xlink:actuate="onLoad">
            <text:p text:style-name="P1"/>
          </draw:image>
        </draw:frame>
        <draw:frame draw:style-name="gr1" draw:text-style-name="P1" draw:layer="layout" svg:width="2.391cm" svg:height="2.4cm" svg:x="12.6cm" svg:y="3.8cm">
          <draw:image xlink:href="Pictures/100016DC00000BB000000BB06293AAE6.svg" xlink:type="simple" xlink:show="embed" xlink:actuate="onLoad">
            <text:p text:style-name="P1">wiki</text:p>
          </draw:image>
          <draw:image xlink:href="Pictures/1000020100000071000000715C4778DB.png" xlink:type="simple" xlink:show="embed" xlink:actuate="onLoad"/>
        </draw:frame>
        <draw:frame draw:style-name="gr3" draw:text-style-name="P1" draw:layer="layout" svg:width="1.867cm" svg:height="1.415cm" svg:x="4.533cm" svg:y="5.185cm">
          <draw:text-box>
            <text:p text:style-name="P1">RD</text:p>
          </draw:text-box>
        </draw:frame>
        <draw:frame draw:style-name="gr4" draw:text-style-name="P1" draw:layer="layout" svg:width="1.315cm" svg:height="0.963cm" svg:x="21.55cm" svg:y="4.898cm">
          <draw:text-box>
            <text:p text:style-name="P1">FE</text:p>
          </draw:text-box>
        </draw:frame>
        <draw:frame draw:style-name="gr5" draw:text-style-name="P1" draw:layer="layout" svg:width="3.042cm" svg:height="1.708cm" svg:x="20.773cm" svg:y="11.812cm">
          <draw:text-box>
            <text:p text:style-name="P1">FE</text:p>
            <text:p text:style-name="P1">本地环境</text:p>
          </draw:text-box>
        </draw:frame>
        <draw:line draw:style-name="gr6" draw:text-style-name="P1" draw:layer="layout" svg:x1="6.4cm" svg:y1="6cm" svg:x2="12.8cm" svg:y2="4.6cm">
          <text:p/>
        </draw:line>
        <draw:line draw:style-name="gr6" draw:text-style-name="P1" draw:layer="layout" svg:x1="15.2cm" svg:y1="4.6cm" svg:x2="21.209cm" svg:y2="6.2cm">
          <text:p/>
        </draw:line>
        <draw:line draw:style-name="gr6" draw:text-style-name="P1" draw:layer="layout" svg:x1="22.2cm" svg:y1="8.2cm" svg:x2="22.2cm" svg:y2="11.4cm">
          <text:p/>
        </draw:line>
        <draw:line draw:style-name="gr7" draw:text-style-name="P1" draw:layer="layout" svg:x1="21cm" svg:y1="7cm" svg:x2="15.191cm" svg:y2="5.4cm">
          <text:p/>
        </draw:line>
        <draw:line draw:style-name="gr7" draw:text-style-name="P1" draw:layer="layout" svg:x1="12.8cm" svg:y1="5.2cm" svg:x2="6.6cm" svg:y2="6.6cm">
          <text:p/>
        </draw:line>
        <draw:frame draw:style-name="gr8" draw:text-style-name="P1" draw:layer="layout" svg:width="4.366cm" svg:height="2.659cm" svg:x="20.034cm" svg:y="13.541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366cm" svg:height="2.659cm" svg:x="3.4cm" svg:y="13.541cm">
          <draw:image xlink:href="Pictures/10000201000001B9000001213FB27A05.png" xlink:type="simple" xlink:show="embed" xlink:actuate="onLoad">
            <text:p text:style-name="P1"/>
          </draw:image>
        </draw:frame>
        <draw:frame draw:style-name="gr9" draw:text-style-name="P1" draw:layer="layout" svg:width="3.042cm" svg:height="1.708cm" svg:x="3.814cm" svg:y="11.725cm">
          <draw:text-box>
            <text:p text:style-name="P1">RD</text:p>
            <text:p text:style-name="P1">本地环境</text:p>
          </draw:text-box>
        </draw:frame>
        <draw:line draw:style-name="gr10" draw:text-style-name="P1" draw:layer="layout" svg:x1="5.4cm" svg:y1="8cm" svg:x2="5.4cm" svg:y2="11.725cm">
          <text:p/>
        </draw:line>
        <draw:frame draw:style-name="gr1" draw:text-style-name="P1" draw:layer="layout" svg:width="1.821cm" svg:height="2.379cm" svg:x="10.979cm" svg:y="17.8cm">
          <draw:image xlink:href="Pictures/10000201000000A3000001653FB9EB78.png" xlink:type="simple" xlink:show="embed" xlink:actuate="onLoad">
            <text:p text:style-name="P1">147</text:p>
          </draw:image>
        </draw:frame>
        <draw:frame draw:style-name="gr1" draw:text-style-name="P1" draw:layer="layout" svg:width="1.821cm" svg:height="2.379cm" svg:x="14.2cm" svg:y="17.8cm">
          <draw:image xlink:href="Pictures/10000201000000A3000001653FB9EB78.png" xlink:type="simple" xlink:show="embed" xlink:actuate="onLoad">
            <text:p text:style-name="P1">195</text:p>
          </draw:image>
        </draw:frame>
        <draw:line draw:style-name="gr10" draw:text-style-name="P1" draw:layer="layout" svg:x1="21cm" svg:y1="16.6cm" svg:x2="16.4cm" svg:y2="18.8cm">
          <text:p/>
        </draw:line>
        <draw:line draw:style-name="gr10" draw:text-style-name="P1" draw:layer="layout" svg:x1="5.8cm" svg:y1="16.2cm" svg:x2="10.4cm" svg:y2="19cm">
          <text:p/>
        </draw:line>
        <draw:line draw:style-name="gr11" draw:text-style-name="P1" draw:layer="layout" svg:x1="6.8cm" svg:y1="7.2cm" svg:x2="20.8cm" svg:y2="7.4cm">
          <text:p text:style-name="P1"/>
        </draw:line>
        <draw:frame draw:style-name="gr12" draw:text-style-name="P1" draw:layer="layout" svg:width="5.582cm" svg:height="0.997cm" svg:x="11cm" svg:y="7.403cm">
          <draw:text-box>
            <text:p text:style-name="P1">直接口头沟通确定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问题</text:p>
          </draw:text-box>
        </draw:frame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需要维护</text:span><text:span text:style-name="T1">wiki</text:span><text:span text:style-name="T1">定义规则 与 实际数据的一致性</text:span></text:p>
                  </text:list-item>
                  <text:list-item>
                    <text:p text:style-name="P3"><text:span text:style-name="T1">FE</text:span><text:span text:style-name="T1">提供页面模板，然后</text:span><text:span text:style-name="T1">RD</text:span><text:span text:style-name="T1">套页面，</text:span><text:span text:style-name="T1">FE</text:span><text:span text:style-name="T1">需要变更修改模板时需要</text:span><text:span text:style-name="T1">RD</text:span><text:span text:style-name="T1">配合再次调整页面模板</text:span></text:p>
                  </text:list-item>
                  <text:list-item>
                    <text:p text:style-name="P3"><text:span text:style-name="T1">FE</text:span><text:span text:style-name="T1">需要根据</text:span><text:span text:style-name="T1">wiki</text:span><text:span text:style-name="T1">定义的规则在项目下手动创建用于本地开发的</text:span><text:span text:style-name="T1">mock</text:span><text:span text:style-name="T1">数据</text:span><text:span text:style-name="T1">,</text:span><text:span text:style-name="T1">而且也需要保持数据一直性</text:span>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layer="layout" svg:width="25.199cm" svg:height="3.506cm" svg:x="1.4cm" svg:y="0.837cm" presentation:class="title">
          <draw:text-box>
            <text:p>如何解决</text:p>
          </draw:text-box>
        </draw:frame>
        <draw:frame draw:style-name="gr1" draw:text-style-name="P1" draw:layer="layout" svg:width="1.447cm" svg:height="1.572cm" draw:transform="skewX (0.000698131700797731) rotate (-0.019373154697137) translate (4.831cm 6.026cm)">
          <draw:image xlink:href="Pictures/10000201000001330000014E98E38EB4.png" xlink:type="simple" xlink:show="embed" xlink:actuate="onLoad">
            <text:p/>
          </draw:image>
        </draw:frame>
        <draw:frame draw:style-name="gr2" draw:text-style-name="P1" draw:layer="layout" svg:width="1.186cm" svg:height="1.78cm" draw:transform="skewX (-0.0258308729295161) rotate (0.000872664625997165) translate (21.55cm 5.888cm)">
          <draw:image xlink:href="Pictures/10000201000001330000014E98E38EB4.png" xlink:type="simple" xlink:show="embed" xlink:actuate="onLoad">
            <text:p/>
          </draw:image>
        </draw:frame>
        <draw:frame draw:style-name="gr3" draw:text-style-name="P1" draw:layer="layout" svg:width="1.867cm" svg:height="1.415cm" svg:x="4.533cm" svg:y="5.211cm">
          <draw:text-box>
            <text:p text:style-name="P1">RD</text:p>
          </draw:text-box>
        </draw:frame>
        <draw:frame draw:style-name="gr4" draw:text-style-name="P1" draw:layer="layout" svg:width="1.315cm" svg:height="0.963cm" svg:x="21.55cm" svg:y="4.924cm">
          <draw:text-box>
            <text:p text:style-name="P1">FE</text:p>
          </draw:text-box>
        </draw:frame>
        <draw:frame draw:style-name="gr5" draw:text-style-name="P1" draw:layer="layout" svg:width="3.042cm" svg:height="1.708cm" svg:x="20.773cm" svg:y="11.838cm">
          <draw:text-box>
            <text:p text:style-name="P1">FE</text:p>
            <text:p text:style-name="P1">本地环境</text:p>
          </draw:text-box>
        </draw:frame>
        <draw:line draw:style-name="gr6" draw:text-style-name="P1" draw:layer="layout" svg:x1="22.2cm" svg:y1="8.226cm" svg:x2="22.2cm" svg:y2="11.426cm">
          <text:p/>
        </draw:line>
        <draw:frame draw:style-name="gr8" draw:text-style-name="P1" draw:layer="layout" svg:width="4.366cm" svg:height="2.659cm" svg:x="20.034cm" svg:y="13.56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366cm" svg:height="2.659cm" svg:x="3.4cm" svg:y="13.567cm">
          <draw:image xlink:href="Pictures/10000201000001B9000001213FB27A05.png" xlink:type="simple" xlink:show="embed" xlink:actuate="onLoad">
            <text:p/>
          </draw:image>
        </draw:frame>
        <draw:frame draw:style-name="gr9" draw:text-style-name="P1" draw:layer="layout" svg:width="3.042cm" svg:height="1.708cm" svg:x="3.814cm" svg:y="11.751cm">
          <draw:text-box>
            <text:p text:style-name="P1">RD</text:p>
            <text:p text:style-name="P1">本地环境</text:p>
          </draw:text-box>
        </draw:frame>
        <draw:line draw:style-name="gr10" draw:text-style-name="P1" draw:layer="layout" svg:x1="5.4cm" svg:y1="8.026cm" svg:x2="5.4cm" svg:y2="11.751cm">
          <text:p/>
        </draw:line>
        <draw:frame draw:style-name="gr1" draw:text-style-name="P1" draw:layer="layout" svg:width="1.821cm" svg:height="2.379cm" svg:x="10.979cm" svg:y="17.826cm">
          <draw:image xlink:href="Pictures/10000201000000A3000001653FB9EB78.png" xlink:type="simple" xlink:show="embed" xlink:actuate="onLoad">
            <text:p text:style-name="P1">147</text:p>
          </draw:image>
        </draw:frame>
        <draw:frame draw:style-name="gr1" draw:text-style-name="P1" draw:layer="layout" svg:width="1.821cm" svg:height="2.379cm" svg:x="14.2cm" svg:y="17.826cm">
          <draw:image xlink:href="Pictures/10000201000000A3000001653FB9EB78.png" xlink:type="simple" xlink:show="embed" xlink:actuate="onLoad">
            <text:p text:style-name="P1">195</text:p>
          </draw:image>
        </draw:frame>
        <draw:line draw:style-name="gr10" draw:text-style-name="P1" draw:layer="layout" svg:x1="21cm" svg:y1="16.626cm" svg:x2="16.4cm" svg:y2="18.826cm">
          <text:p/>
        </draw:line>
        <draw:line draw:style-name="gr10" draw:text-style-name="P1" draw:layer="layout" svg:x1="5.8cm" svg:y1="16.226cm" svg:x2="10.4cm" svg:y2="19.026cm">
          <text:p/>
        </draw:line>
        <draw:frame draw:style-name="gr1" draw:text-style-name="P1" draw:layer="layout" svg:width="1.6cm" svg:height="1.457cm" svg:x="13.2cm" svg:y="5.143cm">
          <draw:image xlink:href="Pictures/10000A1300001EC100001AB582C594BE.svg" xlink:type="simple" xlink:show="embed" xlink:actuate="onLoad">
            <text:p text:style-name="P1"/>
          </draw:image>
          <draw:image xlink:href="Pictures/100002010000012A000001027946CF74.png" xlink:type="simple" xlink:show="embed" xlink:actuate="onLoad"/>
        </draw:frame>
        <draw:line draw:style-name="gr10" draw:text-style-name="P1" draw:layer="layout" svg:x1="6.8cm" svg:y1="6.8cm" svg:x2="12.6cm" svg:y2="6.2cm">
          <text:p/>
        </draw:line>
        <draw:frame draw:style-name="gr14" draw:text-style-name="P1" draw:layer="layout" svg:width="3.097cm" svg:height="0.963cm" svg:x="12.4cm" svg:y="4.237cm">
          <draw:text-box>
            <text:p text:style-name="P1">SERVER</text:p>
          </draw:text-box>
        </draw:frame>
        <draw:line draw:style-name="gr10" draw:text-style-name="P1" draw:layer="layout" svg:x1="21cm" svg:y1="6.8cm" svg:x2="15.2cm" svg:y2="6.2cm">
          <text:p/>
        </draw:line>
        <draw:frame draw:style-name="gr1" draw:text-style-name="P1" draw:layer="layout" svg:width="6.397cm" svg:height="2.871cm" draw:transform="rotate (-0.0178023583703422) translate (11.004cm 10.816cm)">
          <draw:image xlink:href="Pictures/20000016000049FB00002135C217E84B.wmf" xlink:type="simple" xlink:show="embed" xlink:actuate="onLoad">
            <text:p text:style-name="P1">项目代码仓库</text:p>
          </draw:image>
        </draw:frame>
        <draw:line draw:style-name="gr10" draw:text-style-name="P1" draw:layer="layout" svg:x1="14cm" svg:y1="7cm" svg:x2="14cm" svg:y2="10.2cm">
          <text:p/>
        </draw:line>
        <draw:line draw:style-name="gr10" draw:text-style-name="P1" draw:layer="layout" svg:x1="18cm" svg:y1="13.2cm" svg:x2="20.2cm" svg:y2="14.2cm">
          <text:p/>
        </draw:line>
        <draw:line draw:style-name="gr15" draw:text-style-name="P1" draw:layer="layout" svg:x1="20.034cm" svg:y1="15.6cm" svg:x2="12.51cm" svg:y2="17.826cm">
          <text:p text:style-name="P1">模板</text:p>
        </draw:lin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目前开发模式</text:p>
              </text:list-item>
              <text:list-item>
                <text:p text:style-name="P4">存在什么问题</text:p>
              </text:list-item>
              <text:list-item>
                <text:p text:style-name="P4">如何解决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1:36:09.450182604</meta:creation-date>
    <dc:date>2016-05-17T23:01:55.266957801</dc:date>
    <meta:editing-duration>PT50M6S</meta:editing-duration>
    <meta:editing-cycles>3</meta:editing-cycles>
    <meta:generator>LibreOffice/4.2.4.2$Linux_X86_64 LibreOffice_project/420m0$Build-2</meta:generator>
    <meta:document-statistic meta:object-count="77"/>
  </office:meta>
</office:document-meta>
</file>